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D00000264C3357335C29EF33E.png" manifest:media-type="image/png"/>
  <manifest:file-entry manifest:full-path="Pictures/100000000000036400000223757B46E7B4A1B5C2.png" manifest:media-type="image/png"/>
  <manifest:file-entry manifest:full-path="Pictures/10000000000003640000022387F51D362D58417E.png" manifest:media-type="image/png"/>
  <manifest:file-entry manifest:full-path="Pictures/100000000000036400000223E40A71DE083E86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1393" officeooo:paragraph-rsid="001a1393"/>
    </style:style>
    <style:style style:name="P2" style:family="paragraph" style:parent-style-name="Standard">
      <style:text-properties officeooo:rsid="001a1393" officeooo:paragraph-rsid="001a13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626in" svg:y="0.3646in" svg:width="4.489in" svg:height="2.8283in" draw:z-index="0"><draw:image xlink:href="Pictures/100000000000036400000223E40A71DE083E8633.png" xlink:type="simple" xlink:show="embed" xlink:actuate="onLoad" draw:mime-type="image/png"/></draw:frame>2024/10/2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.0799in" svg:y="0.05in" svg:width="4.1583in" svg:height="2.6201in" draw:z-index="1"><draw:image xlink:href="Pictures/100000000000036400000223757B46E7B4A1B5C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-0.0327in" svg:y="0.1646in" svg:width="4.2165in" svg:height="2.6571in" draw:z-index="2"><draw:image xlink:href="Pictures/10000000000003640000022387F51D362D58417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0.0035in" svg:y="-0.4272in" svg:width="4.1654in" svg:height="2.578in" draw:z-index="3"><draw:image xlink:href="Pictures/10000000000003DD00000264C3357335C29EF33E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1:52:17.138969329</meta:creation-date>
    <dc:date>2024-10-21T21:18:47.842588811</dc:date>
    <meta:editing-duration>PT5H44M24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1" meta:word-count="1" meta:character-count="10" meta:non-whitespace-character-count="10"/>
  </office:meta>
</office:document-meta>
</file>